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CA"/>
    </style:style>
    <style:style style:name="P2" style:parent-style-name="Standard" style:family="paragraph">
      <style:text-properties fo:language="en" fo:country="CA"/>
    </style:style>
    <style:style style:name="P3" style:parent-style-name="Standard" style:family="paragraph">
      <style:text-properties fo:language="en" fo:country="CA"/>
    </style:style>
    <style:style style:name="P4" style:parent-style-name="Standard" style:family="paragraph">
      <style:text-properties fo:language="en" fo:country="CA"/>
    </style:style>
    <style:style style:name="P5" style:parent-style-name="Standard" style:family="paragraph">
      <style:text-properties fo:language="en" fo:country="CA"/>
    </style:style>
    <style:style style:name="P6" style:parent-style-name="Standard" style:family="paragraph">
      <style:text-properties fo:language="en" fo:country="CA"/>
    </style:style>
    <style:style style:name="P7" style:parent-style-name="Standard" style:family="paragraph">
      <style:text-properties fo:language="en" fo:country="CA"/>
    </style:style>
    <style:style style:name="P8" style:parent-style-name="Standard" style:family="paragraph">
      <style:text-properties fo:language="en" fo:country="CA"/>
    </style:style>
    <style:style style:name="P9" style:parent-style-name="Standard" style:family="paragraph">
      <style:text-properties fo:language="en" fo:country="CA"/>
    </style:style>
    <style:style style:name="P10" style:parent-style-name="Standard" style:family="paragraph">
      <style:text-properties fo:language="en" fo:country="CA"/>
    </style:style>
    <style:style style:name="P11" style:parent-style-name="Standard" style:family="paragraph">
      <style:text-properties fo:language="en" fo:country="CA"/>
    </style:style>
    <style:style style:name="P12" style:parent-style-name="Standard" style:family="paragraph">
      <style:text-properties fo:language="en" fo:country="CA"/>
    </style:style>
    <style:style style:name="P13" style:parent-style-name="Standard" style:family="paragraph">
      <style:text-properties fo:language="en" fo:country="CA"/>
    </style:style>
    <style:style style:name="P14" style:parent-style-name="Standard" style:family="paragraph">
      <style:text-properties fo:language="en" fo:country="CA"/>
    </style:style>
    <style:style style:name="P15" style:parent-style-name="Standard" style:family="paragraph">
      <style:text-properties fo:language="en" fo:country="CA"/>
    </style:style>
    <style:style style:name="P16" style:parent-style-name="Standard" style:family="paragraph">
      <style:text-properties fo:language="en" fo:country="CA"/>
    </style:style>
    <style:style style:name="P17" style:parent-style-name="Standard" style:family="paragraph">
      <style:text-properties fo:language="en" fo:country="CA"/>
    </style:style>
    <style:style style:name="P18" style:parent-style-name="Standard" style:family="paragraph">
      <style:text-properties fo:language="en" fo:country="CA"/>
    </style:style>
    <style:style style:name="P19" style:parent-style-name="Standard" style:family="paragraph">
      <style:text-properties fo:language="en" fo:country="CA"/>
    </style:style>
    <style:style style:name="P20" style:parent-style-name="Standard" style:family="paragraph">
      <style:text-properties fo:language="en" fo:country="CA"/>
    </style:style>
    <style:style style:name="P21" style:parent-style-name="Standard" style:family="paragraph">
      <style:text-properties fo:language="en" fo:country="CA"/>
    </style:style>
    <style:style style:name="P22" style:parent-style-name="Standard" style:family="paragraph">
      <style:text-properties fo:language="en" fo:country="CA"/>
    </style:style>
    <style:style style:name="P23" style:parent-style-name="Standard" style:family="paragraph">
      <style:text-properties fo:language="en" fo:country="CA"/>
    </style:style>
    <style:style style:name="P24" style:parent-style-name="Standard" style:family="paragraph">
      <style:text-properties fo:language="en" fo:country="CA"/>
    </style:style>
    <style:style style:name="P25" style:parent-style-name="Standard" style:family="paragraph">
      <style:text-properties fo:language="en" fo:country="CA"/>
    </style:style>
    <style:style style:name="P26" style:parent-style-name="Standard" style:family="paragraph">
      <style:text-properties fo:language="en" fo:country="CA"/>
    </style:style>
    <style:style style:name="P27" style:parent-style-name="Standard" style:family="paragraph">
      <style:text-properties fo:language="en" fo:country="CA"/>
    </style:style>
    <style:style style:name="P28" style:parent-style-name="Standard" style:family="paragraph">
      <style:text-properties fo:language="en" fo:country="CA"/>
    </style:style>
    <style:style style:name="P29" style:parent-style-name="Standard" style:family="paragraph">
      <style:text-properties fo:language="en" fo:country="CA"/>
    </style:style>
    <style:style style:name="P30" style:parent-style-name="Standard" style:family="paragraph">
      <style:text-properties fo:language="en" fo:country="CA"/>
    </style:style>
    <style:style style:name="P31" style:parent-style-name="Standard" style:family="paragraph">
      <style:text-properties fo:language="en" fo:country="CA"/>
    </style:style>
    <style:style style:name="P32" style:parent-style-name="Standard" style:family="paragraph">
      <style:text-properties fo:language="en" fo:country="CA"/>
    </style:style>
    <style:style style:name="P33" style:parent-style-name="Standard" style:family="paragraph">
      <style:text-properties fo:language="en" fo:country="CA"/>
    </style:style>
    <style:style style:name="P34" style:parent-style-name="Standard" style:family="paragraph">
      <style:text-properties fo:language="en" fo:country="CA"/>
    </style:style>
    <style:style style:name="P35" style:parent-style-name="Standard" style:family="paragraph">
      <style:text-properties fo:language="en" fo:country="CA"/>
    </style:style>
    <style:style style:name="P36" style:parent-style-name="Standard" style:family="paragraph">
      <style:text-properties fo:language="en" fo:country="CA"/>
    </style:style>
    <style:style style:name="T37" style:parent-style-name="DefaultParagraphFont" style:family="text">
      <style:text-properties fo:language="en" fo:country="CA"/>
    </style:style>
  </office:automatic-styles>
  <office:body>
    <office:text text:use-soft-page-breaks="true">
      <text:p text:style-name="P1">Lorem ipsum dolor sit amen.</text:p>
      <text:p text:style-name="P2"/>
      <text:p text:style-name="P3">&lt;rdf:Description rdf:about="http://www.oracle.com/grcc/grccmodel/ONTOLOGY/63b1e606-7026-46a8-b265-74f61a4f2181/NODE/LITERAL_ARGUMENT_NODE_2028995219572935395"&gt;</text:p>
      <text:p text:style-name="P4"><text:tab/>&lt;Triple_3828809320801530414 xmlns="http://www.oracle.com/grcc/grccmodel/ONTOLOGY/63b1e606-7026-46a8-b265-74f61a4f2181/TRIPLE/" rdf:resource="http://www.oracle.com/grcc/grccmodel/ONTOLOGY/63b1e606-7026-46a8-b265-74f61a4f2181/NODE/GRCC_OWL_NULL_NODE_NAME"/&gt;</text:p>
      <text:p text:style-name="P5">&lt;/rdf:Description&gt;</text:p>
      <text:p text:style-name="P6"/>
      <text:p text:style-name="P7">&lt;rdf:Description rdf:about="http://www.oracle.com/grcc/grccmodel/ONTOLOGY/63b1e606-7026-46a8-b265-74f61a4f2181/TRIPLE/Triple_3828809320801530414"&gt;</text:p>
      <text:p text:style-name="P8"><text:tab/>&lt;TripleType xmlns="http://oracle.com/" rdf:datatype="http://www.w3.org/2001/XMLSchema#int"&gt;0&lt;/TripleType&gt;</text:p>
      <text:p text:style-name="P9">&lt;/rdf:Description&gt;</text:p>
      <text:p text:style-name="P10"/>
      <text:p text:style-name="P11">&lt;rdf:Description rdf:about="http://www.oracle.com/grcc/grccmodel/ONTOLOGY/63b1e606-7026-46a8-b265-74f61a4f2181/TRIPLE/Triple_5126966670495572075"&gt;</text:p>
      <text:p text:style-name="P12"><text:tab/>&lt;PredicatePercentSimilar xmlns="http://oracle.com/" rdf:datatype="http://www.w3.org/2001/XMLSchema#int"&gt;0&lt;/PredicatePercentSimilar&gt;</text:p>
      <text:p text:style-name="P13"><text:tab/>&lt;PredicateType xmlns="http://oracle.com/" rdf:datatype="http://www.w3.org/2001/XMLSchema#int"&gt;3203&lt;/PredicateType&gt;</text:p>
      <text:p text:style-name="P14"><text:tab/>&lt;PredicateName xmlns="http://oracle.com/"&gt;ATTRIBUTE_PREDICATE&lt;/PredicateName&gt;</text:p>
      <text:p text:style-name="P15">&lt;/rdf:Description&gt;</text:p>
      <text:p text:style-name="P16"/>
      <text:p text:style-name="P17">&lt;rdf:Description rdf:about="http://www.oracle.com/grcc/grccmodel/ONTOLOGY/63b1e606-7026-46a8-b265-74f61a4f2181/NODE/LITERAL_ARGUMENT_NODE_3843066636793717211"&gt;</text:p>
      <text:p text:style-name="P18"><text:tab/>&lt;Triple_5126966670495572075 xmlns="http://www.oracle.com/grcc/grccmodel/ONTOLOGY/63b1e606-7026-46a8-b265-74f61a4f2181/TRIPLE/" rdf:resource="http://www.oracle.com/grcc/grccmodel/ONTOLOGY/63b1e606-7026-46a8-b265-74f61a4f2181/NODE/LITERAL_ARGUMENT_NODE_3843066636793717211"/&gt;</text:p>
      <text:p text:style-name="P19">&lt;/rdf:Description&gt;</text:p>
      <text:p text:style-name="P20"/>
      <text:p text:style-name="P21">&lt;rdf:Description rdf:about="http://www.oracle.com/grcc/grccmodel/ONTOLOGY/63b1e606-7026-46a8-b265-74f61a4f2181/TRIPLE/Triple_5126966670495572075"&gt;</text:p>
      <text:p text:style-name="P22"><text:tab/>&lt;TripleType xmlns="http://oracle.com/" rdf:datatype="http://www.w3.org/2001/XMLSchema#int"&gt;0&lt;/TripleType&gt;</text:p>
      <text:p text:style-name="P23">&lt;/rdf:Description&gt;</text:p>
      <text:p text:style-name="P24"/>
      <text:p text:style-name="P25">&lt;rdf:Description rdf:about="http://www.oracle.com/grcc/grccmodel/ONTOLOGY/63b1e606-7026-46a8-b265-74f61a4f2181/TRIPLE/Triple_4469266686253235735"&gt;</text:p>
      <text:p text:style-name="P26"><text:tab/>&lt;PredicatePercentSimilar xmlns="http://oracle.com/" rdf:datatype="http://www.w3.org/2001/XMLSchema#int"&gt;0&lt;/PredicatePercentSimilar&gt;</text:p>
      <text:p text:style-name="P27"><text:tab/>&lt;PredicateType xmlns="http://oracle.com/" rdf:datatype="http://www.w3.org/2001/XMLSchema#int"&gt;6&lt;/PredicateType&gt;</text:p>
      <text:p text:style-name="P28"><text:tab/>&lt;PredicateName xmlns="http://oracle.com/"&gt;AND_PREDICATE&lt;/PredicateName&gt;</text:p>
      <text:p text:style-name="P29">&lt;/rdf:Description&gt;</text:p>
      <text:p text:style-name="P30"/>
      <text:p text:style-name="P31">&lt;rdf:Description rdf:about="http://www.oracle.com/grcc/grccmodel/ONTOLOGY/63b1e606-7026-<text:soft-page-break/>46a8-b265-74f61a4f2181/NODE/ROOTNODE_FILTER_NODES"&gt;</text:p>
      <text:p text:style-name="P32"><text:tab/>&lt;Triple_4469266686253235735 xmlns="http://www.oracle.com/grcc/grccmodel/ONTOLOGY/63b1e606-7026-46a8-b265-74f61a4f2181/TRIPLE/" rdf:resource="http://www.oracle.com/grcc/grccmodel/ONTOLOGY/63b1e606-7026-46a8-b265-74f61a4f2181/TRIPLE/Triple_2921489685584858556"/&gt;</text:p>
      <text:p text:style-name="P33">&lt;/rdf:Description&gt;</text:p>
      <text:p text:style-name="P34"/>
      <text:p text:style-name="P35">&lt;rdf:Description rdf:about="http://www.oracle.com/grcc/grccmodel/ONTOLOGY/63b1e606-7026-46a8-b265-74f61a4f2181/TRIPLE/Triple_4469266686253235735"&gt;</text:p>
      <text:p text:style-name="P36"><text:tab/>&lt;TripleType xmlns="http://oracle.com/" rdf:datatype="http://www.w3.org/2001/XMLSchema#int"&gt;0&lt;/TripleType&gt;</text:p>
      <text:p text:style-name="Standard"><text:span text:style-name="T37">&lt;/rdf:Description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harouna</dc:creator>
    <meta:creation-date>2015-12-07T22:58:00Z</meta:creation-date>
    <dc:date>2016-07-26T02:23:00Z</dc:date>
    <meta:template xlink:href="Normal.dotm" xlink:type="simple"/>
    <meta:editing-cycles>2</meta:editing-cycles>
    <meta:editing-duration>PT0S</meta:editing-duration>
    <meta:document-statistic meta:page-count="2" meta:paragraph-count="6" meta:word-count="483" meta:character-count="3139" meta:row-count="22" meta:non-whitespace-character-count="2662"/>
  </office:meta>
</office:document-meta>
</file>